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Aufgabe 3</text:p>
          </table:table-cell>
          <table:table-cell/>
        </table:table-row>
        <table:table-row table:style-name="ro1">
          <table:table-cell office:value-type="string" calcext:value-type="string">
            <text:p># frequenz</text:p>
          </table:table-cell>
          <table:table-cell office:value-type="string" calcext:value-type="string">
            <text:p>nutfre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15.56" calcext:value-type="float">
            <text:p>15,5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14.35" calcext:value-type="float">
            <text:p>14,35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6.99" calcext:value-type="float">
            <text:p>6,99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6.58" calcext:value-type="float">
            <text:p>6,58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6.285" calcext:value-type="float">
            <text:p>6,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5.55" calcext:value-type="float">
            <text:p>5,5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8.98" calcext:value-type="float">
            <text:p>8,98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it Gewicht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16.99" calcext:value-type="float">
            <text:p>16,99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16.51" calcext:value-type="float">
            <text:p>16,51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15.85" calcext:value-type="float">
            <text:p>15,8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float" office:value="15.66" calcext:value-type="float">
            <text:p>15,66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float" office:value="15.09" calcext:value-type="float">
            <text:p>15,09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4.73" calcext:value-type="float">
            <text:p>14,73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13.12" calcext:value-type="float">
            <text:p>13,12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12.68" calcext:value-type="float">
            <text:p>12,68</text:p>
          </table:table-cell>
          <table:table-cell office:value-type="float" office:value="3.73" calcext:value-type="float">
            <text:p>3,7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.41" calcext:value-type="float">
            <text:p>12,41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2.92" calcext:value-type="float">
            <text:p>12,92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11.11" calcext:value-type="float">
            <text:p>11,11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1.08" calcext:value-type="float">
            <text:p>1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15:06:36.5946964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13:39.583482537</meta:creation-date>
    <dc:date>2017-01-17T15:12:32.743322449</dc:date>
    <meta:editing-duration>PT17M4S</meta:editing-duration>
    <meta:editing-cycles>5</meta:editing-cycles>
    <meta:generator>LibreOffice/5.0.5.2$Linux_x86 LibreOffice_project/00m0$Build-2</meta:generator>
    <meta:document-statistic meta:table-count="1" meta:cell-count="160" meta:object-count="0"/>
  </office:meta>
</office:document-meta>
</file>